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Roboto" svg:font-family="Roboto, Arial, sans-serif"/>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1684eb" officeooo:paragraph-rsid="001684eb" style:font-size-asian="21pt" style:font-size-complex="24pt"/>
    </style:style>
    <style:style style:name="P2" style:family="paragraph" style:parent-style-name="Standard">
      <style:paragraph-properties fo:text-align="end" style:justify-single-word="false"/>
      <style:text-properties fo:font-size="10pt" officeooo:rsid="001684eb" officeooo:paragraph-rsid="001684eb" style:font-size-asian="8.75pt" style:font-size-complex="10pt"/>
    </style:style>
    <style:style style:name="P3" style:family="paragraph" style:parent-style-name="Standard">
      <style:paragraph-properties fo:text-align="start" style:justify-single-word="false"/>
      <style:text-properties style:font-name="Calibri" fo:font-size="12pt" officeooo:rsid="001684eb" officeooo:paragraph-rsid="001684eb" style:font-size-asian="10.5pt" style:font-size-complex="12pt"/>
    </style:style>
    <style:style style:name="P4" style:family="paragraph" style:parent-style-name="Standard">
      <style:paragraph-properties fo:text-align="start" style:justify-single-word="false"/>
      <style:text-properties style:font-name="Calibri" fo:font-size="12pt" style:text-underline-style="none" officeooo:rsid="001684eb" officeooo:paragraph-rsid="001684eb" style:font-size-asian="10.5pt" style:font-size-complex="12pt"/>
    </style:style>
    <style:style style:name="P5" style:family="paragraph" style:parent-style-name="Standard">
      <style:paragraph-properties fo:text-align="start" style:justify-single-word="false"/>
      <style:text-properties style:font-name="Calibri" fo:font-size="12pt" style:text-underline-style="none" fo:font-weight="bold" officeooo:rsid="001684eb" officeooo:paragraph-rsid="001684eb" style:font-size-asian="10.5pt" style:font-weight-asian="bold" style:font-size-complex="12pt" style:font-weight-complex="bold"/>
    </style:style>
    <style:style style:name="P6" style:family="paragraph" style:parent-style-name="Standard">
      <style:paragraph-properties fo:text-align="start" style:justify-single-word="false"/>
      <style:text-properties officeooo:rsid="001684eb" officeooo:paragraph-rsid="001684eb"/>
    </style:style>
    <style:style style:name="P7" style:family="paragraph" style:parent-style-name="Standard">
      <style:paragraph-properties fo:text-align="start" style:justify-single-word="false"/>
      <style:text-properties officeooo:paragraph-rsid="001684eb"/>
    </style:style>
    <style:style style:name="P8" style:family="paragraph" style:parent-style-name="Standard">
      <style:paragraph-properties fo:text-align="start" style:justify-single-word="false"/>
      <style:text-properties officeooo:rsid="001849e0" officeooo:paragraph-rsid="001849e0"/>
    </style:style>
    <style:style style:name="P9" style:family="paragraph" style:parent-style-name="Standard">
      <style:paragraph-properties fo:text-align="start" style:justify-single-word="false"/>
      <style:text-properties officeooo:rsid="00195859" officeooo:paragraph-rsid="00195859"/>
    </style:style>
    <style:style style:name="P10" style:family="paragraph" style:parent-style-name="Standard">
      <style:paragraph-properties fo:text-align="start" style:justify-single-word="false"/>
      <style:text-properties style:text-underline-style="none" fo:font-weight="bold" officeooo:paragraph-rsid="00195859" style:font-weight-asian="bold" style:font-weight-complex="bold"/>
    </style:style>
    <style:style style:name="P11" style:family="paragraph" style:parent-style-name="Standard">
      <style:paragraph-properties fo:text-align="start" style:justify-single-word="false"/>
      <style:text-properties style:text-underline-style="none" fo:font-weight="bold" officeooo:paragraph-rsid="001a62d6" style:font-weight-asian="bold" style:font-weight-complex="bold"/>
    </style:style>
    <style:style style:name="P12" style:family="paragraph" style:parent-style-name="Standard">
      <style:paragraph-properties fo:text-align="start" style:justify-single-word="false"/>
      <style:text-properties style:text-underline-style="none" fo:font-weight="bold" officeooo:rsid="00195859" officeooo:paragraph-rsid="00195859" style:font-weight-asian="bold" style:font-weight-complex="bold"/>
    </style:style>
    <style:style style:name="P13" style:family="paragraph" style:parent-style-name="Standard">
      <style:paragraph-properties fo:text-align="start" style:justify-single-word="false"/>
      <style:text-properties style:text-underline-style="none" fo:font-weight="bold" officeooo:rsid="00195859" officeooo:paragraph-rsid="001a62d6" style:font-weight-asian="bold" style:font-weight-complex="bold"/>
    </style:style>
    <style:style style:name="P14" style:family="paragraph" style:parent-style-name="Standard">
      <style:paragraph-properties fo:text-align="start" style:justify-single-word="false"/>
      <style:text-properties style:text-underline-style="none" officeooo:rsid="00195859" officeooo:paragraph-rsid="00195859"/>
    </style:style>
    <style:style style:name="P15" style:family="paragraph" style:parent-style-name="Standard">
      <style:paragraph-properties fo:text-align="start" style:justify-single-word="false"/>
      <style:text-properties style:text-underline-style="none" officeooo:rsid="001a62d6" officeooo:paragraph-rsid="001a62d6"/>
    </style:style>
    <style:style style:name="T1" style:family="text">
      <style:text-properties style:text-underline-style="solid" style:text-underline-width="auto" style:text-underline-color="font-color"/>
    </style:style>
    <style:style style:name="T2" style:family="text">
      <style:text-properties style:font-name="Calibri" fo:font-size="12pt" style:text-underline-style="none" style:font-size-asian="10.5pt" style:font-size-complex="12pt"/>
    </style:style>
    <style:style style:name="T3" style:family="text">
      <style:text-properties style:font-name="Calibri" fo:font-size="12pt" style:text-underline-style="none" officeooo:rsid="001684eb" style:font-size-asian="10.5pt" style:font-size-complex="12pt"/>
    </style:style>
    <style:style style:name="T4" style:family="text">
      <style:text-properties style:font-name="Calibri" fo:font-size="12pt" style:text-underline-style="none" officeooo:rsid="001849e0" style:font-size-asian="10.5pt" style:font-size-complex="12pt"/>
    </style:style>
    <style:style style:name="T5" style:family="text">
      <style:text-properties style:font-name="Calibri" fo:font-size="12pt" style:text-underline-style="none" officeooo:rsid="00195859" style:font-size-asian="10.5pt" style:font-size-complex="12pt"/>
    </style:style>
    <style:style style:name="T6" style:family="text">
      <style:text-properties style:font-name="Calibri" fo:font-size="12pt" style:text-underline-style="solid" style:text-underline-width="auto" style:text-underline-color="font-color" style:font-size-asian="10.5pt" style:font-size-complex="12pt"/>
    </style:style>
    <style:style style:name="T7" style:family="text">
      <style:text-properties style:font-name="Calibri" fo:font-size="12pt" style:text-underline-style="solid" style:text-underline-width="auto" style:text-underline-color="font-color" officeooo:rsid="001849e0" style:font-size-asian="10.5pt" style:font-size-complex="12pt"/>
    </style:style>
    <style:style style:name="T8" style:family="text">
      <style:text-properties style:font-name="Calibri" fo:font-size="12pt" style:text-underline-style="solid" style:text-underline-width="auto" style:text-underline-color="font-color" fo:font-weight="normal" style:font-size-asian="10.5pt" style:font-weight-asian="normal" style:font-size-complex="12pt" style:font-weight-complex="normal"/>
    </style:style>
    <style:style style:name="T9" style:family="text">
      <style:text-properties style:font-name="Calibri" fo:font-size="12pt" style:font-size-asian="10.5pt" style:font-size-complex="12pt"/>
    </style:style>
    <style:style style:name="T10" style:family="text">
      <style:text-properties style:font-name="Calibri" fo:font-size="12pt" officeooo:rsid="00195859" style:font-size-asian="10.5pt" style:font-size-complex="12pt"/>
    </style:style>
    <style:style style:name="T11" style:family="text">
      <style:text-properties style:font-name="Calibri" fo:font-size="12pt" officeooo:rsid="001849e0" style:font-size-asian="10.5pt" style:font-size-complex="12pt"/>
    </style:style>
    <style:style style:name="T12" style:family="text">
      <style:text-properties style:font-name="Calibri" fo:font-size="12pt" officeooo:rsid="001a62d6" style:font-size-asian="10.5pt" style:font-size-complex="12pt"/>
    </style:style>
    <style:style style:name="T13" style:family="text">
      <style:text-properties style:font-name="Calibri" fo:font-size="12pt" officeooo:rsid="001ba1b7" style:font-size-asian="10.5pt" style:font-size-complex="12pt"/>
    </style:style>
    <style:style style:name="T14" style:family="text">
      <style:text-properties officeooo:rsid="001849e0"/>
    </style:style>
    <style:style style:name="T15" style:family="text">
      <style:text-properties fo:font-variant="normal" fo:text-transform="none" style:font-name="Calibri" fo:font-size="12pt" fo:letter-spacing="normal" fo:font-style="normal" style:font-size-asian="10.5pt" style:font-size-complex="12pt"/>
    </style:style>
    <style:style style:name="T16" style:family="text">
      <style:text-properties fo:font-variant="normal" fo:text-transform="none" style:font-name="Calibri" fo:font-size="12pt" fo:letter-spacing="normal" fo:font-style="normal" officeooo:rsid="00195859" style:font-size-asian="10.5pt" style:font-size-complex="12pt"/>
    </style:style>
    <style:style style:name="T17" style:family="text">
      <style:text-properties fo:font-variant="normal" fo:text-transform="none" style:font-name="Calibri" fo:font-size="12pt" fo:letter-spacing="normal" fo:font-style="normal" officeooo:rsid="001849e0" style:font-size-asian="10.5pt" style:font-size-complex="12pt"/>
    </style:style>
    <style:style style:name="T18" style:family="text">
      <style:text-properties fo:font-variant="normal" fo:text-transform="none" style:font-name="Calibri" fo:font-size="12pt" fo:letter-spacing="normal" fo:font-style="normal" officeooo:rsid="001a62d6" style:font-size-asian="10.5pt" style:font-size-complex="12pt"/>
    </style:style>
    <style:style style:name="T19" style:family="text">
      <style:text-properties officeooo:rsid="001c698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glish Project Script</text:p>
      <text:p text:style-name="P2"/>
      <text:p text:style-name="P2">Ismael Zás <text:span text:style-name="T14">(Z)</text:span>, Bengoa <text:span text:style-name="T14">(B)</text:span></text:p>
      <text:p text:style-name="P2"/>
      <text:p text:style-name="P3">(·Tense music·)</text:p>
      <text:p text:style-name="P3"/>
      <text:p text:style-name="P3">(Ismael) So, in this video we explain why Terraria is just a dirty, cheap, unworthy and not christian copy of Minecraft…</text:p>
      <text:p text:style-name="P3"/>
      <text:p text:style-name="P3">(Bengoa) We create a little commparative between Minecraft and Terraria, and the results are <text:span text:style-name="T1">unespected</text:span> (or not)</text:p>
      <text:p text:style-name="P3"/>
      <text:p text:style-name="P3">(Z) We have 6 points plus another….</text:p>
      <text:p text:style-name="P3"/>
      <text:p text:style-name="P3">The first one is <text:span text:style-name="T1">START-DIFICULTY</text:span></text:p>
      <text:p text:style-name="P3"><text:span text:style-name="T1"/></text:p>
      <text:p text:style-name="P5">(·Wet hands – OST Minecraft)</text:p>
      <text:p text:style-name="P4"/>
      <text:p text:style-name="P4">(B) From the beginning, on the early minutes of gameplay, the first thing that everyone do is chop some wood</text:p>
      <text:p text:style-name="P4"/>
      <text:p text:style-name="P4">(Z) Obviously that’s the first rip-off, and even, Terraria do<text:span text:style-name="T19">es</text:span> it wrong ‘cause from the start give you a sword, an axe and a pic, I mean Terraria is not only a copy but a cas<text:span text:style-name="T19">u</text:span>l’ Minecraft and we pro<text:span text:style-name="T19">of</text:span> dat.</text:p>
      <text:p text:style-name="P4"/>
      <text:p text:style-name="P4">(B) Next, <text:span text:style-name="T1">SAND FALLIN’ - Mechanics</text:span></text:p>
      <text:p text:style-name="P4"><text:span text:style-name="T1"/></text:p>
      <text:p text:style-name="P5">(·Sweden – OST Minecraft)</text:p>
      <text:p text:style-name="P4"/>
      <text:p text:style-name="P4">(Video of Minecraft and Terraria – Sand fallin’)</text:p>
      <text:p text:style-name="P4"/>
      <text:p text:style-name="P7"><text:span text:style-name="T3">The video speaks itself, just a sandy, cheap, unworthy and not christian copy of Minecraft….</text:span></text:p>
      <text:p text:style-name="P7"><text:span text:style-name="T3"/></text:p>
      <text:p text:style-name="P6"><text:span text:style-name="T2">(Z) Next, </text:span><text:span text:style-name="T6">Fishin</text:span><text:span text:style-name="T7">’</text:span></text:p>
      <text:p text:style-name="P6"><text:span text:style-name="T2"/></text:p>
      <text:p text:style-name="P6"><text:span text:style-name="T2">In terraria, the fishing is basically a copy of minecraft fishing mechanic.</text:span></text:p>
      <text:p text:style-name="P6"><text:span text:style-name="T2"/></text:p>
      <text:p text:style-name="P6"><text:span text:style-name="T2">In terraria you throw the fish hook to any lake and wait to c</text:span><text:span text:style-name="T4">atch</text:span><text:span text:style-name="T2"> something, </text:span><text:span text:style-name="T4">the same thing that Minecraft do, and not only that, you need to craft the fishing rod and collect bait addin’ more boring things to this 2.D copy of minecraft</text:span></text:p>
      <text:p text:style-name="P6"><text:span text:style-name="T4"/></text:p>
      <text:p text:style-name="P11"><text:span text:style-name="T16">(·</text:span><text:span text:style-name="T18">Far</text:span><text:span text:style-name="T17"> - </text:span><text:span text:style-name="T16">OST </text:span><text:span text:style-name="T17">Minecraft Music Disc</text:span><text:span text:style-name="T16">·)</text:span></text:p>
      <text:p text:style-name="P8"><text:span text:style-name="T2"/></text:p>
      <text:p text:style-name="P8"><text:span text:style-name="T2">(B) Next, </text:span><text:span text:style-name="T8">BOSSES</text:span></text:p>
      <text:p text:style-name="P6"><text:span text:style-name="T4"/></text:p>
      <text:p text:style-name="P8"><text:span text:style-name="T2">(B) How all of us, men of culture, know the wither is a boss that you can create in Minecraft(GOD) with the soulsand and wither heads meanwhile in Terraria(ZZZ) you can craft the “Eye of Chutulhu” that boss copied all the wither except his apparence, he/she that thing can fly just like the wither coppin’ the principal mechanic of that fantastic boss, anyways is worse than the wither because </text:span><text:soft-page-break/><text:span text:style-name="T2">only can hurt you touching you, doin’ it very easy to </text:span><text:span text:style-name="T5">beat, how we see a bad boss for a bad copy (and game)</text:span></text:p>
      <text:p text:style-name="P8"><text:span text:style-name="T5"/></text:p>
      <text:p text:style-name="P10"><text:span text:style-name="T10">(·</text:span><text:span text:style-name="T15">Ward - </text:span><text:span text:style-name="T16">OST </text:span><text:span text:style-name="T15">Minecraft Music Disc</text:span><text:span text:style-name="T16">·)</text:span></text:p>
      <text:p text:style-name="P8"><text:span text:style-name="T5"/></text:p>
      <text:p text:style-name="P9"><text:span text:style-name="T2">(Z) Next, </text:span><text:span text:style-name="T6">Ores</text:span></text:p>
      <text:p text:style-name="P14"><text:span text:style-name="T9"/></text:p>
      <text:p text:style-name="P14"><text:span text:style-name="T9">Here all of us know the minecraft ores (coal, iron, gold, etc) to this section we will mention only the ores used to do equipment in minecraft is simple, the next ore is better than the last (</text:span><text:span text:style-name="T11">except </text:span><text:span text:style-name="T9">the gold) but in Terraria there are a lot of boring mechanics and ores that are much more dificult to farm without metion the meteor, and complicate something that suppose to be ralaxin’, incredible that not even that can copy.</text:span></text:p>
      <text:p text:style-name="P14"><text:span text:style-name="T9"/></text:p>
      <text:p text:style-name="P12"><text:span text:style-name="T9">(·</text:span><text:span text:style-name="T12">Stal</text:span><text:span text:style-name="T15"> - OST Minecraft Music Disc·)</text:span></text:p>
      <text:p text:style-name="P14"><text:span text:style-name="T9"/></text:p>
      <text:p text:style-name="P14"><text:span text:style-name="T9">(B) Next, </text:span><text:span text:style-name="T6">Voxel Games</text:span></text:p>
      <text:p text:style-name="P14"><text:span text:style-name="T6"/></text:p>
      <text:p text:style-name="P15"><text:span text:style-name="T9">In games like Cube World or Unturned the voxing aesthetic of Minecraft was satisfactorily adapted for each game but in Terraria the aspect is not adapted, it’s litteraly the same texture, removing any originality.</text:span></text:p>
      <text:p text:style-name="P15"><text:span text:style-name="T9"/></text:p>
      <text:p text:style-name="P15"><text:span text:style-name="T9">(Gameplay of Terraria)</text:span></text:p>
      <text:p text:style-name="P14"><text:span text:style-name="T6"/></text:p>
      <text:p text:style-name="P13"><text:span text:style-name="T11">(·</text:span><text:span text:style-name="T15">Music Disc - 11</text:span><text:span text:style-name="T17">·)</text:span></text:p>
      <text:p text:style-name="P14"><text:span text:style-name="T6"/></text:p>
      <text:p text:style-name="P15"><text:span text:style-name="T9">And now the confession…</text:span></text:p>
      <text:p text:style-name="P15"><text:span text:style-name="T9"/></text:p>
      <text:p text:style-name="P15"><text:span text:style-name="T9">(Hello I’m Andrew Spinks, I’m the president of RE-Logic and the creator of Terraira, Terraria is basically every that i wanted to (copy) </text:span><text:span text:style-name="T13">come </text:span><text:span text:style-name="T9">out in my childhood, i hugely ·cough copy cough·, i mean, i’m inspired by like the SNES era of videogame </text:span><text:span text:style-name="T13">and, </text:span><text:span text:style-name="T9">so, there’s a lot of (rip-offs) </text:span><text:span text:style-name="T13">illumination</text:span><text:span text:style-name="T9"> from obviously Minecraft… PC is just like a small chunk of the game market i want to (copy) </text:span><text:span text:style-name="T13">do</text:span><text:span text:style-name="T9"> everything to get a chance to (copy) </text:span><text:span text:style-name="T13">do</text:span><text:span text:style-name="T9"> more game</text:span><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Roboto" svg:font-family="Roboto, Arial, sans-serif"/>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30T10:38:24.533000000</meta:creation-date>
    <dc:date>2021-09-30T11:32:48.024000000</dc:date>
    <meta:editing-duration>PT8M18S</meta:editing-duration>
    <meta:editing-cycles>2</meta:editing-cycles>
    <meta:generator>LibreOffice/5.1.2.2$Windows_x86 LibreOffice_project/d3bf12ecb743fc0d20e0be0c58ca359301eb705f</meta:generator>
    <meta:document-statistic meta:table-count="0" meta:image-count="0" meta:object-count="0" meta:page-count="2" meta:paragraph-count="30" meta:word-count="541" meta:character-count="3032" meta:non-whitespace-character-count="2518"/>
  </office:meta>
</office:document-meta>
</file>